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" svg:font-family="'Lucida Sans'" style:font-pitch="variable"/>
    <style:font-face style:name="DejaVu Serif" svg:font-family="'DejaVu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8.53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2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✓&quot;" style:apply-style-name="Good" style:base-cell-address="Sheet1.B1"/>
      <style:map style:condition="cell-content()=&quot;✗&quot;" style:apply-style-name="Bad" style:base-cell-address="Sheet1.B1"/>
      <style:map style:condition="cell-content()=&quot;NA&quot;" style:apply-style-name="Neutral" style:base-cell-address="Sheet1.B1"/>
      <style:map style:condition="cell-content()=&quot;TBD&quot;" style:apply-style-name="Accent_20_2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✓&quot;" style:apply-style-name="Good" style:base-cell-address="Sheet1.B1"/>
      <style:map style:condition="cell-content()=&quot;✗&quot;" style:apply-style-name="Bad" style:base-cell-address="Sheet1.B1"/>
      <style:map style:condition="cell-content()=&quot;NA&quot;" style:apply-style-name="Neutral" style:base-cell-address="Sheet1.B1"/>
      <style:map style:condition="cell-content()=&quot;TBD&quot;" style:apply-style-name="Accent_20_2" style:base-cell-address="Sheet1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✓&quot;" style:apply-style-name="Good" style:base-cell-address="Sheet1.B1"/>
      <style:map style:condition="cell-content()=&quot;✗&quot;" style:apply-style-name="Bad" style:base-cell-address="Sheet1.B1"/>
      <style:map style:condition="cell-content()=&quot;NA&quot;" style:apply-style-name="Neutral" style:base-cell-address="Sheet1.B1"/>
      <style:map style:condition="cell-content()=&quot;TBD&quot;" style:apply-style-name="Accent_20_2" style:base-cell-address="Sheet1.B1"/>
    </style:style>
    <style:style style:name="ce9" style:family="table-cell" style:parent-style-name="Default">
      <style:map style:condition="cell-content()=&quot;✓&quot;" style:apply-style-name="Good" style:base-cell-address="Sheet1.B1"/>
      <style:map style:condition="cell-content()=&quot;✗&quot;" style:apply-style-name="Bad" style:base-cell-address="Sheet1.B1"/>
      <style:map style:condition="cell-content()=&quot;NA&quot;" style:apply-style-name="Neutral" style:base-cell-address="Sheet1.B1"/>
      <style:map style:condition="cell-content()=&quot;TBD&quot;" style:apply-style-name="Accent_20_2" style:base-cell-address="Sheet1.B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/>
      <style:map style:condition="cell-content()=&quot;✓&quot;" style:apply-style-name="Good" style:base-cell-address="Sheet1.B1"/>
      <style:map style:condition="cell-content()=&quot;✗&quot;" style:apply-style-name="Bad" style:base-cell-address="Sheet1.B1"/>
      <style:map style:condition="cell-content()=&quot;NA&quot;" style:apply-style-name="Neutral" style:base-cell-address="Sheet1.B1"/>
      <style:map style:condition="cell-content()=&quot;TBD&quot;" style:apply-style-name="Accent_20_2" style:base-cell-address="Sheet1.B1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2" table:default-cell-style-name="ce11"/>
        <table:table-column table:style-name="co4" table:default-cell-style-name="ce11"/>
        <table:table-column table:style-name="co4" table:default-cell-style-name="ce7"/>
        <table:table-column table:style-name="co4" table:default-cell-style-name="ce12"/>
        <table:table-column table:style-name="co5" table:default-cell-style-name="ce4"/>
        <table:table-row table:style-name="ro1">
          <table:table-cell table:style-name="ce1" office:value-type="string" calcext:value-type="string">
            <text:p>DVWA vulnerabilities analysis</text:p>
          </table:table-cell>
          <table:table-cell table:style-name="Default"/>
          <table:table-cell office:value-type="string" calcext:value-type="string">
            <text:p>✓ - detected</text:p>
          </table:table-cell>
          <table:table-cell table:style-name="Default" office:value-type="string" calcext:value-type="string">
            <text:p>✗ - not detected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/>
          <table:table-cell table:style-name="ce5" office:value-type="string" calcext:value-type="string" table:number-columns-spanned="3" table:number-rows-spanned="1">
            <text:p>Scanner</text:p>
          </table:table-cell>
          <table:covered-table-cell table:style-name="ce5"/>
          <table:covered-table-cell table:style-name="ce4"/>
          <table:table-cell table:style-name="ce5" office:value-type="string" calcext:value-type="string">
            <text:p>Exploit</text:p>
          </table:table-cell>
          <table:table-cell table:style-name="ce5" office:value-type="string" calcext:value-type="string" table:number-columns-spanned="2" table:number-rows-spanned="1">
            <text:p>CVS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style-name="ce5" office:value-type="string" calcext:value-type="string">
            <text:p>Pentesting</text:p>
          </table:table-cell>
          <table:table-cell table:style-name="ce10" office:value-type="string" calcext:value-type="string">
            <text:p>Arachni</text:p>
          </table:table-cell>
          <table:table-cell table:style-name="ce10" office:value-type="string" calcext:value-type="string">
            <text:p>Nikto</text:p>
          </table:table-cell>
          <table:table-cell table:style-name="ce10" office:value-type="string" calcext:value-type="string">
            <text:p>Wapiti</text:p>
          </table:table-cell>
          <table:table-cell table:style-name="ce10" office:value-type="string" calcext:value-type="string">
            <text:p>sqlmap</text:p>
          </table:table-cell>
          <table:table-cell table:style-name="ce4" office:value-type="string" calcext:value-type="string">
            <text:p>Score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 table:style-name="ce2" office:value-type="string" calcext:value-type="string">
            <text:p>Command injection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CVSS:3.1/AV:N/AC:L/PR:L/UI:N/S:U/C:H/I:H/A:H/E:F/RL:W/RC:C</text:p>
          </table:table-cell>
        </table:table-row>
        <table:table-row table:style-name="ro1">
          <table:table-cell table:style-name="ce2" office:value-type="string" calcext:value-type="string">
            <text:p>Brute force (login form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CVSS:3.1/AV:N/AC:H/PR:N/UI:N/S:C/C:H/I:N/A:N/E:F/RL:W/RC:C</text:p>
          </table:table-cell>
        </table:table-row>
        <table:table-row table:style-name="ro1">
          <table:table-cell table:style-name="ce2" office:value-type="string" calcext:value-type="string">
            <text:p>Cross Site Request Forgery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CVSS:3.1/AV:N/AC:H/PR:N/UI:R/S:C/C:H/I:H/A:N/E:F/RL:W/RC:C</text:p>
          </table:table-cell>
        </table:table-row>
        <table:table-row table:style-name="ro1">
          <table:table-cell table:style-name="ce2" office:value-type="string" calcext:value-type="string">
            <text:p>Hanging the script (self-inclusion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VSS:3.1/AV:N/AC:L/PR:N/UI:N/S:U/C:N/I:N/A:L/E:F/RL:W/RC:C</text:p>
          </table:table-cell>
        </table:table-row>
        <table:table-row table:style-name="ro1">
          <table:table-cell table:style-name="ce2" office:value-type="string" calcext:value-type="string">
            <text:p>File inclusion (remote PHP script injection)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CVSS:3.1/AV:N/AC:H/PR:L/UI:N/S:U/C:H/I:H/A:H/E:F/RL:W/RC:C</text:p>
          </table:table-cell>
        </table:table-row>
        <table:table-row table:style-name="ro1">
          <table:table-cell table:style-name="ce2" office:value-type="string" calcext:value-type="string">
            <text:p>File inclusion (local PHP script injection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CVSS:3.1/AV:N/AC:H/PR:L/UI:N/S:U/C:H/I:L/A:L/E:F/RL:W/RC:C</text:p>
          </table:table-cell>
        </table:table-row>
        <table:table-row table:style-name="ro1">
          <table:table-cell table:style-name="ce3" office:value-type="string" calcext:value-type="string">
            <text:p>File inclusion (path traversal)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CVSS:3.1/AV:N/AC:H/PR:L/UI:N/S:U/C:H/I:L/A:L/E:F/RL:W/RC:C</text:p>
          </table:table-cell>
        </table:table-row>
        <table:table-row table:style-name="ro1">
          <table:table-cell table:style-name="ce2" office:value-type="string" calcext:value-type="string">
            <text:p>File upload (PHP script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VSS:3.1/AV:N/AC:H/PR:L/UI:N/S:U/C:N/I:H/A:N/E:F/RL:W/RC:C</text:p>
          </table:table-cell>
        </table:table-row>
        <table:table-row table:style-name="ro1">
          <table:table-cell table:style-name="ce2" office:value-type="string" calcext:value-type="string">
            <text:p>File upload (DDOS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VSS:3.1/AV:N/AC:L/PR:L/UI:N/S:U/C:N/I:N/A:L/E:F/RL:W/RC:C</text:p>
          </table:table-cell>
        </table:table-row>
        <table:table-row table:style-name="ro1">
          <table:table-cell table:style-name="ce2" office:value-type="string" calcext:value-type="string">
            <text:p>SQL injection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3" office:value-type="string" calcext:value-type="string">
            <text:p>TBD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Brute force (on the database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TBD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Credentials change in the databas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TBD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SQL shellcode</text:p>
          </table:table-cell>
          <table:table-cell office:value-type="string" calcext:value-type="string">
            <text:p>✓</text:p>
          </table:table-cell>
          <table:table-cell table:style-name="ce11" office:value-type="string" calcext:value-type="string">
            <text:p>NA</text:p>
          </table:table-cell>
          <table:table-cell table:number-columns-repeated="3" office:value-type="string" calcext:value-type="string">
            <text:p>TBD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Root → Machine</text:p>
          </table:table-cell>
          <table:table-cell office:value-type="string" calcext:value-type="string">
            <text:p>✓</text:p>
          </table:table-cell>
          <table:table-cell table:style-name="ce11" office:value-type="string" calcext:value-type="string">
            <text:p>N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Weak session ID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DOM Cross Site Scripting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Reflected Cross Site Scripting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 table:style-name="ce3" office:value-type="string" calcext:value-type="string">
            <text:p>Exposed confi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NA</text:p>
          </table:table-cell>
          <table:table-cell table:style-name="ce7" office:value-type="string" calcext:value-type="string">
            <text:p>TBD</text:p>
          </table:table-cell>
          <table:table-cell/>
        </table:table-row>
        <table:table-row table:style-name="ro1">
          <table:table-cell/>
          <table:table-cell table:style-name="ce7" table:number-columns-repeated="4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cale of pentesting</text:p>
          </table:table-cell>
          <table:table-cell table:style-name="ce7" table:number-columns-repeated="3"/>
          <table:table-cell table:number-columns-repeated="3"/>
        </table:table-row>
        <table:table-row table:style-name="ro1" table:number-rows-repeated="7">
          <table:table-cell/>
          <table:table-cell table:style-name="ce7" table:number-columns-repeated="4"/>
          <table:table-cell table:number-columns-repeated="3"/>
        </table:table-row>
        <table:table-row table:style-name="ro1" table:number-rows-repeated="3">
          <table:table-cell/>
          <table:table-cell table:style-name="ce9" table:number-columns-repeated="5"/>
          <table:table-cell table:style-name="ce13"/>
          <table:table-cell table:style-name="Default"/>
        </table:table-row>
        <table:table-row table:style-name="ro1" table:number-rows-repeated="7">
          <table:table-cell/>
          <table:table-cell table:style-name="ce9"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9" table:number-columns-repeated="5"/>
          <table:table-cell table:style-name="Default" table:number-columns-repeated="2"/>
        </table:table-row>
        <calcext:conditional-formats>
          <calcext:conditional-format calcext:target-range-address="Sheet1.B5:Sheet1.F42 Sheet1.C1:Sheet1.C1 Sheet1.G14:Sheet1.G22">
            <calcext:condition calcext:apply-style-name="Good" calcext:value="=&quot;✓&quot;" calcext:base-cell-address="Sheet1.B1"/>
            <calcext:condition calcext:apply-style-name="Bad" calcext:value="=&quot;✗&quot;" calcext:base-cell-address="Sheet1.B1"/>
            <calcext:condition calcext:apply-style-name="Neutral" calcext:value="=&quot;NA&quot;" calcext:base-cell-address="Sheet1.B1"/>
            <calcext:condition calcext:apply-style-name="Accent 2" calcext:value="=&quot;TBD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" svg:font-family="'Lucida Sans'" style:font-pitch="variable"/>
    <style:font-face style:name="DejaVu Serif" svg:font-family="'DejaVu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1:59:56.243436843</meta:creation-date>
    <dc:date>2019-07-15T13:35:14.930198455</dc:date>
    <meta:editing-duration>PT54M25S</meta:editing-duration>
    <meta:editing-cycles>6</meta:editing-cycles>
    <meta:generator>LibreOffice/6.1.6.3$Linux_X86_64 LibreOffice_project/10$Build-3</meta:generator>
    <meta:document-statistic meta:table-count="1" meta:cell-count="150" meta:object-count="0"/>
  </office:meta>
</office:document-meta>
</file>